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4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/>
          <table:table-cell office:value-type="string" calcext:value-type="string">
            <text:p>RMCF0603FT10K0TR-ND</text:p>
          </table:table-cell>
          <table:table-cell table:number-columns-repeated="4"/>
          <table:table-cell office:value-type="string" calcext:value-type="string">
            <text:p>5000</text:p>
          </table:table-cell>
          <table:table-cell table:number-columns-repeated="6"/>
          <table:table-cell office:value-type="string" calcext:value-type="string">
            <text:p>reel bar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9:46:37.760564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20:23:35.420431277</dc:date>
    <meta:editing-duration>P4DT4H58M37S</meta:editing-duration>
    <meta:editing-cycles>97</meta:editing-cycles>
    <meta:generator>LibreOffice/6.2.3.2$Linux_X86_64 LibreOffice_project/20$Build-2</meta:generator>
    <meta:document-statistic meta:table-count="1" meta:cell-count="1553" meta:object-count="0"/>
  </office:meta>
</office:document-meta>
</file>